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44in"/>
    </style:style>
    <style:style style:name="co3" style:family="table-column">
      <style:table-column-properties fo:break-before="auto" style:column-width="1.6075in"/>
    </style:style>
    <style:style style:name="co4" style:family="table-column">
      <style:table-column-properties fo:break-before="auto" style:column-width="2.84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1.2055in" svg:height="4.5701in" svg:x="0.4752in" svg:y="2.6016in">
            <draw:object draw:notify-on-update-of-ranges="Sheet1.A2:Sheet1.A13 Sheet1.D1:Sheet1.D1 Sheet1.D2:Sheet1.D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Decade</text:p>
          </table:table-cell>
          <table:table-cell office:value-type="string">
            <text:p>Places Mentioned</text:p>
          </table:table-cell>
          <table:table-cell office:value-type="string">
            <text:p>Number of Letters</text:p>
          </table:table-cell>
          <table:table-cell office:value-type="string">
            <text:p>Ratio of New Places Mentioned to Letters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formula="of:=[.B2]/[.C2]" office:value-type="float" office:value="0.1875">
            <text:p>0.1875</text:p>
          </table:table-cell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table:formula="of:=[.B3]/[.C3]" office:value-type="float" office:value="0.490196078431373">
            <text:p>0.4901960784</text:p>
          </table:table-cell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table:formula="of:=[.B4]/[.C4]" office:value-type="float" office:value="0.365384615384615">
            <text:p>0.3653846154</text:p>
          </table:table-cell>
        </table:table-row>
        <table:table-row table:style-name="ro1">
          <table:table-cell office:value-type="float" office:value="1830">
            <text:p>1830</text:p>
          </table:table-cell>
          <table:table-cell office:value-type="float" office:value="89">
            <text:p>89</text:p>
          </table:table-cell>
          <table:table-cell office:value-type="float" office:value="205">
            <text:p>205</text:p>
          </table:table-cell>
          <table:table-cell table:formula="of:=[.B5]/[.C5]" office:value-type="float" office:value="0.434146341463415">
            <text:p>0.4341463415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71">
            <text:p>71</text:p>
          </table:table-cell>
          <table:table-cell office:value-type="float" office:value="126">
            <text:p>126</text:p>
          </table:table-cell>
          <table:table-cell table:formula="of:=[.B6]/[.C6]" office:value-type="float" office:value="0.563492063492063">
            <text:p>0.5634920635</text:p>
          </table:table-cell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64">
            <text:p>64</text:p>
          </table:table-cell>
          <table:table-cell office:value-type="float" office:value="156">
            <text:p>156</text:p>
          </table:table-cell>
          <table:table-cell table:formula="of:=[.B7]/[.C7]" office:value-type="float" office:value="0.41025641025641">
            <text:p>0.4102564103</text:p>
          </table:table-cell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161">
            <text:p>161</text:p>
          </table:table-cell>
          <table:table-cell office:value-type="float" office:value="377">
            <text:p>377</text:p>
          </table:table-cell>
          <table:table-cell table:formula="of:=[.B8]/[.C8]" office:value-type="float" office:value="0.427055702917772">
            <text:p>0.4270557029</text:p>
          </table:table-cell>
        </table:table-row>
        <table:table-row table:style-name="ro1">
          <table:table-cell office:value-type="float" office:value="1870">
            <text:p>1870</text:p>
          </table:table-cell>
          <table:table-cell office:value-type="float" office:value="240">
            <text:p>240</text:p>
          </table:table-cell>
          <table:table-cell office:value-type="float" office:value="490">
            <text:p>490</text:p>
          </table:table-cell>
          <table:table-cell table:formula="of:=[.B9]/[.C9]" office:value-type="float" office:value="0.489795918367347">
            <text:p>0.4897959184</text:p>
          </table:table-cell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161">
            <text:p>161</text:p>
          </table:table-cell>
          <table:table-cell office:value-type="float" office:value="580">
            <text:p>580</text:p>
          </table:table-cell>
          <table:table-cell table:formula="of:=[.B10]/[.C10]" office:value-type="float" office:value="0.277586206896552">
            <text:p>0.2775862069</text:p>
          </table:table-cell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165">
            <text:p>165</text:p>
          </table:table-cell>
          <table:table-cell office:value-type="float" office:value="377">
            <text:p>377</text:p>
          </table:table-cell>
          <table:table-cell table:formula="of:=[.B11]/[.C11]" office:value-type="float" office:value="0.437665782493369">
            <text:p>0.4376657825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197">
            <text:p>197</text:p>
          </table:table-cell>
          <table:table-cell office:value-type="float" office:value="397">
            <text:p>397</text:p>
          </table:table-cell>
          <table:table-cell table:formula="of:=[.B12]/[.C12]" office:value-type="float" office:value="0.496221662468514">
            <text:p>0.4962216625</text:p>
          </table:table-cell>
        </table:table-row>
        <table:table-row table:style-name="ro1">
          <table:table-cell office:value-type="float" office:value="1910">
            <text:p>1910</text:p>
          </table:table-cell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table:formula="of:=[.B13]/[.C13]" office:value-type="float" office:value="0.586666666666667">
            <text:p>0.5866666667</text:p>
          </table:table-cell>
        </table:table-row>
        <table:table-row table:style-name="ro2">
          <table:table-cell office:value-type="string">
            <text:p>unkown</text:p>
          </table:table-cell>
          <table:table-cell office:value-type="float" office:value="27">
            <text:p>27</text:p>
          </table:table-cell>
          <table:table-cell office:value-type="float" office:value="140">
            <text:p>140</text:p>
          </table:table-cell>
          <table:table-cell table:formula="of:=[.B14]/[.C14]" office:value-type="float" office:value="0.192857142857143">
            <text:p>0.1928571429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1T15:14:57</meta:creation-date>
    <dc:date>2014-06-11T15:48:42</dc:date>
    <meta:editing-duration>PT18M35S</meta:editing-duration>
    <meta:editing-cycles>1</meta:editing-cycles>
    <meta:document-statistic meta:table-count="3" meta:cell-count="56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463cm" svg:height="11.609cm" xlink:href=".." xlink:type="simple" chart:class="chart:line" chart:style-name="ch1">
        <chart:title svg:x="10.211cm" svg:y="0.482cm" chart:style-name="ch2">
          <text:p>Ratio of New Places Mentioned to Letters</text:p>
        </chart:title>
        <chart:legend chart:legend-position="end" svg:x="20.743cm" svg:y="5.505cm" style:legend-expansion="high" chart:style-name="ch3"/>
        <chart:plot-area chart:style-name="ch4" table:cell-range-address="Sheet1.A2:Sheet1.A13 Sheet1.D1:Sheet1.D13" chart:data-source-has-labels="both" svg:x="1.58cm" svg:y="1.843cm" svg:width="18.025cm" svg:height="8.553cm">
          <chartooo:coordinate-region svg:x="2.307cm" svg:y="2.043cm" svg:width="16.926cm" svg:height="7.706cm"/>
          <chart:axis chart:dimension="x" chart:name="primary-x" chart:style-name="ch5" chartooo:axis-type="auto">
            <chartooo:date-scale/>
            <chart:title svg:x="9.887cm" svg:y="10.628cm" chart:style-name="ch6">
              <text:p>Decades</text:p>
            </chart:title>
            <chart:categories table:cell-range-address="Sheet1.A2:Sheet1.A13"/>
            <chart:grid chart:style-name="ch7" chart:class="major"/>
          </chart:axis>
          <chart:axis chart:dimension="y" chart:name="primary-y" chart:style-name="ch5">
            <chart:title svg:x="0.451cm" svg:y="7.076cm" chart:style-name="ch8">
              <text:p>Ratio values</text:p>
            </chart:title>
          </chart:axis>
          <chart:series chart:style-name="ch9" chart:values-cell-range-address="Sheet1.D2:Sheet1.D13" chart:label-cell-address="Sheet1.D1:Sheet1.D1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 of New Places Mentioned to Letter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800">
                <text:p>1800</text:p>
                <draw:g>
                  <svg:desc>Sheet1.A2:Sheet1.A13</svg:desc>
                </draw:g>
              </table:table-cell>
              <table:table-cell office:value-type="float" office:value="0.1875">
                <text:p>0.1875</text:p>
                <draw:g>
                  <svg:desc>Sheet1.D2:Sheet1.D13</svg:desc>
                </draw:g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0.490196078431373">
                <text:p>0.490196078431373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0.365384615384615">
                <text:p>0.365384615384615</text:p>
              </table:table-cell>
            </table:table-row>
            <table:table-row>
              <table:table-cell office:value-type="float" office:value="1830">
                <text:p>1830</text:p>
              </table:table-cell>
              <table:table-cell office:value-type="float" office:value="0.434146341463415">
                <text:p>0.434146341463415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0.563492063492063">
                <text:p>0.563492063492063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0.41025641025641">
                <text:p>0.41025641025641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0.427055702917772">
                <text:p>0.427055702917772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0.489795918367347">
                <text:p>0.489795918367347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0.277586206896552">
                <text:p>0.277586206896552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0.437665782493369">
                <text:p>0.437665782493369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496221662468514">
                <text:p>0.496221662468514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0.586666666666667">
                <text:p>0.58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